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CS345 Homework 1</text:title></text:p>
      <text:p text:style-name="OrgTitle"/>
      <text:p text:style-name="OrgSubtitle"><text:initial-creator>Parker Gabel</text:initial-creator></text:p>
      <text:p text:style-name="OrgSubtitle"/>
      <text:p text:style-name="OrgSubtitle"><text:span text:style-name="OrgActiveTimestamp">&lt;2019-01-17 Thu&gt;</text:span></text:p>
      <text:p text:style-name="OrgSubtitle"/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Parker Gabel</dc:creator>
    <meta:initial-creator>Parker Gabel</meta:initial-creator>
    <dc:date>2019-01-17T00:00:00</dc:date>
    <meta:creation-date>2019-01-17T00:00:00</meta:creation-date>
    <meta:generator>Emacs 26.1 (Org mode 9.1.9)</meta:generator>
    <meta:keyword/>
    <dc:subject/>
    <dc:title>CS345 Homework 1</dc:title>
  </office:meta>
</office:document-meta>
</file>